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Fett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ucida Sans" svg:font-family="'Lucida Sans'" style:font-family-generic="swiss"/>
    <style:font-face style:name="Lucida Sans Typewriter" svg:font-family="'Lucida Sans Typewriter'" style:font-family-generic="modern" style:font-pitch="fixed"/>
    <style:font-face style:name="Lucida Sans Typewriter1" svg:font-family="'Lucida Sans Typewriter'" style:font-family-generic="moder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officeooo:rsid="00196137" officeooo:paragraph-rsid="00196137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68995b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6d4065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text-align="justify" style:justify-single-word="false"/>
      <style:text-properties officeooo:rsid="00661ddf" officeooo:paragraph-rsid="00661ddf"/>
    </style:style>
    <style:style style:name="P10" style:family="paragraph" style:parent-style-name="Text_20_body">
      <style:paragraph-properties fo:text-align="justify" style:justify-single-word="false"/>
      <style:text-properties officeooo:rsid="0067b856" officeooo:paragraph-rsid="0067b856"/>
    </style:style>
    <style:style style:name="P11" style:family="paragraph" style:parent-style-name="Text_20_body">
      <style:paragraph-properties fo:text-align="justify" style:justify-single-word="false"/>
      <style:text-properties officeooo:rsid="0068995b" officeooo:paragraph-rsid="0068995b"/>
    </style:style>
    <style:style style:name="P12" style:family="paragraph" style:parent-style-name="Text_20_body">
      <style:paragraph-properties fo:text-align="justify" style:justify-single-word="false"/>
      <style:text-properties officeooo:rsid="0073ee11" officeooo:paragraph-rsid="0073ee11"/>
    </style:style>
    <style:style style:name="P13" style:family="paragraph" style:parent-style-name="Text_20_body">
      <style:paragraph-properties fo:text-align="justify" style:justify-single-word="false"/>
      <style:text-properties officeooo:rsid="0073ee11" officeooo:paragraph-rsid="00741b72"/>
    </style:style>
    <style:style style:name="P14" style:family="paragraph" style:parent-style-name="Text_20_body">
      <style:paragraph-properties fo:text-align="justify" style:justify-single-word="false"/>
      <style:text-properties officeooo:rsid="00775ce1" officeooo:paragraph-rsid="00775ce1"/>
    </style:style>
    <style:style style:name="P15" style:family="paragraph" style:parent-style-name="Text_20_body">
      <style:paragraph-properties fo:text-align="justify" style:justify-single-word="false"/>
      <style:text-properties officeooo:rsid="00775ce1" officeooo:paragraph-rsid="008acca5"/>
    </style:style>
    <style:style style:name="P16" style:family="paragraph" style:parent-style-name="Text_20_body">
      <style:paragraph-properties fo:text-align="justify" style:justify-single-word="false"/>
      <style:text-properties officeooo:rsid="0079d9a7" officeooo:paragraph-rsid="0079d9a7"/>
    </style:style>
    <style:style style:name="P17" style:family="paragraph" style:parent-style-name="Text_20_body">
      <style:paragraph-properties fo:text-align="justify" style:justify-single-word="false"/>
      <style:text-properties officeooo:rsid="007a1e57" officeooo:paragraph-rsid="007a1e57"/>
    </style:style>
    <style:style style:name="P18" style:family="paragraph" style:parent-style-name="Text_20_body">
      <style:paragraph-properties fo:text-align="justify" style:justify-single-word="false"/>
      <style:text-properties officeooo:rsid="007af0e9" officeooo:paragraph-rsid="007af0e9"/>
    </style:style>
    <style:style style:name="P19" style:family="paragraph" style:parent-style-name="Text_20_body">
      <style:paragraph-properties fo:text-align="justify" style:justify-single-word="false"/>
      <style:text-properties officeooo:rsid="007de2e7" officeooo:paragraph-rsid="007de2e7"/>
    </style:style>
    <style:style style:name="P20" style:family="paragraph" style:parent-style-name="Text_20_body">
      <style:paragraph-properties fo:text-align="justify" style:justify-single-word="false"/>
      <style:text-properties officeooo:rsid="0080cfba" officeooo:paragraph-rsid="0080cfba"/>
    </style:style>
    <style:style style:name="P21" style:family="paragraph" style:parent-style-name="Text_20_body">
      <style:paragraph-properties fo:text-align="justify" style:justify-single-word="false"/>
      <style:text-properties officeooo:rsid="0080cfba" officeooo:paragraph-rsid="008573be"/>
    </style:style>
    <style:style style:name="P22" style:family="paragraph" style:parent-style-name="Text_20_body">
      <style:paragraph-properties fo:text-align="justify" style:justify-single-word="false"/>
      <style:text-properties officeooo:rsid="0085f42a" officeooo:paragraph-rsid="0085f42a"/>
    </style:style>
    <style:style style:name="P23" style:family="paragraph" style:parent-style-name="Standard">
      <style:text-properties officeooo:paragraph-rsid="008acca5"/>
    </style:style>
    <style:style style:name="P24" style:family="paragraph" style:parent-style-name="Heading_20_1">
      <style:paragraph-properties fo:text-align="justify" style:justify-single-word="false" fo:break-before="page"/>
      <style:text-properties style:font-name="Liberation Serif3" fo:font-size="18.2000007629395pt" fo:font-weight="bold" officeooo:rsid="00571d45" officeooo:paragraph-rsid="00571d45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5" style:family="paragraph" style:parent-style-name="Heading_20_1" style:list-style-name="">
      <style:text-properties officeooo:rsid="00879f00" officeooo:paragraph-rsid="00879f00"/>
    </style:style>
    <style:style style:name="P26" style:family="paragraph" style:parent-style-name="Heading_20_2">
      <style:paragraph-properties fo:text-align="justify" style:justify-single-word="false"/>
    </style:style>
    <style:style style:name="P27" style:family="paragraph" style:parent-style-name="Heading_20_2" style:list-style-name="">
      <style:paragraph-properties fo:text-align="justify" style:justify-single-word="false" fo:break-before="page"/>
    </style:style>
    <style:style style:name="P28" style:family="paragraph" style:parent-style-name="Heading_20_2" style:list-style-name="">
      <style:paragraph-properties fo:text-align="justify" style:justify-single-word="false"/>
    </style:style>
    <style:style style:name="P29" style:family="paragraph" style:parent-style-name="Heading_20_3" style:list-style-name=""/>
    <style:style style:name="P30" style:family="paragraph" style:parent-style-name="Heading_20_3" style:list-style-name="">
      <style:paragraph-properties fo:break-before="page"/>
    </style:style>
    <style:style style:name="P31" style:family="paragraph" style:parent-style-name="Heading_20_3" style:list-style-name="">
      <style:paragraph-properties fo:text-align="justify" style:justify-single-word="false"/>
    </style:style>
    <style:style style:name="P32" style:family="paragraph" style:parent-style-name="Standard" style:list-style-name="L1">
      <style:paragraph-properties fo:text-align="justify" style:justify-single-word="false"/>
    </style:style>
    <style:style style:name="P33" style:family="paragraph" style:parent-style-name="Standard" style:list-style-name="L2"/>
    <style:style style:name="P34" style:family="paragraph" style:parent-style-name="Text_20_body" style:list-style-name="L1">
      <style:paragraph-properties fo:text-align="justify" style:justify-single-word="false"/>
      <style:text-properties officeooo:rsid="0068995b" officeooo:paragraph-rsid="0068995b"/>
    </style:style>
    <style:style style:name="P35" style:family="paragraph" style:parent-style-name="Text_20_body" style:list-style-name="L2">
      <style:paragraph-properties fo:text-align="justify" style:justify-single-word="false"/>
      <style:text-properties officeooo:rsid="007af0e9" officeooo:paragraph-rsid="007af0e9"/>
    </style:style>
    <style:style style:name="P36" style:family="paragraph">
      <loext:graphic-properties draw:fill="solid" draw:fill-color="#f8f8f8"/>
      <style:paragraph-properties style:writing-mode="lr-tb"/>
      <style:text-properties style:font-name="Liberation Mono" fo:font-size="9pt" style:font-size-asian="9pt" style:font-size-complex="9pt"/>
    </style:style>
    <style:style style:name="P37" style:family="paragraph">
      <loext:graphic-properties draw:fill="solid" draw:fill-color="#f8f8f8"/>
      <style:paragraph-properties style:writing-mode="lr-tb"/>
      <style:text-properties style:font-name="Lucida Sans Typewriter" fo:font-size="9pt" style:font-size-asian="9pt" style:font-size-complex="9pt"/>
    </style:style>
    <style:style style:name="T1" style:family="text">
      <style:text-properties officeooo:rsid="0064f6d7"/>
    </style:style>
    <style:style style:name="T2" style:family="text">
      <style:text-properties fo:color="#000000" loext:opacity="100%" style:font-name="Liberation Mono2" fo:font-size="12pt" fo:font-style="normal" style:text-underline-style="none" fo:font-weight="normal" style:font-size-asian="12pt" style:font-style-asian="normal" style:font-weight-asian="normal" style:font-size-complex="12pt"/>
    </style:style>
    <style:style style:name="T3" style:family="text">
      <style:text-properties officeooo:rsid="0067b856"/>
    </style:style>
    <style:style style:name="T4" style:family="text">
      <style:text-properties style:font-name="Liberation Mono"/>
    </style:style>
    <style:style style:name="T5" style:family="text">
      <style:text-properties style:font-name="Liberation Mono" officeooo:rsid="0067b856"/>
    </style:style>
    <style:style style:name="T6" style:family="text">
      <style:text-properties officeooo:rsid="0068995b"/>
    </style:style>
    <style:style style:name="T7" style:family="text">
      <style:text-properties officeooo:rsid="006b74ef"/>
    </style:style>
    <style:style style:name="T8" style:family="text">
      <style:text-properties officeooo:rsid="006d4065"/>
    </style:style>
    <style:style style:name="T9" style:family="text">
      <style:text-properties officeooo:rsid="006eb5b7"/>
    </style:style>
    <style:style style:name="T10" style:family="text">
      <style:text-properties officeooo:rsid="0070293e"/>
    </style:style>
    <style:style style:name="T11" style:family="text">
      <style:text-properties officeooo:rsid="00741b72"/>
    </style:style>
    <style:style style:name="T12" style:family="text">
      <style:text-properties officeooo:rsid="007a1e57"/>
    </style:style>
    <style:style style:name="T13" style:family="text">
      <style:text-properties officeooo:rsid="008deecd"/>
    </style:style>
    <style:style style:name="T14" style:family="text">
      <style:text-properties officeooo:rsid="008acca5"/>
    </style:style>
    <style:style style:name="T15" style:family="text">
      <style:text-properties officeooo:rsid="008f1a67"/>
    </style:style>
    <style:style style:name="T16" style:family="text">
      <style:text-properties fo:color="#000000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17" style:family="text">
      <style:text-properties fo:color="#ba2121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18" style:family="text">
      <style:text-properties fo:color="#008000" loext:opacity="100%" style:font-name="Lucida Sans Typewriter" fo:font-size="9pt" fo:language="zxx" fo:country="none" fo:font-style="normal" style:text-underline-style="none" fo:font-weight="bold" style:font-size-asian="9pt" style:font-size-complex="9pt"/>
    </style:style>
    <style:style style:name="T19" style:family="text">
      <style:text-properties fo:color="#000000" loext:opacity="100%" style:font-name="Lucida Sans Typewriter" fo:font-size="9pt" fo:language="zxx" fo:country="none" fo:font-style="normal" style:text-underline-style="none" fo:font-weight="normal" style:font-size-asian="9pt" style:font-size-complex="9pt"/>
    </style:style>
    <style:style style:name="T20" style:family="text">
      <style:text-properties fo:color="#0000ff" loext:opacity="100%" style:font-name="Lucida Sans Typewriter" fo:font-size="9pt" fo:language="zxx" fo:country="none" fo:font-style="normal" style:text-underline-style="none" fo:font-weight="normal" style:font-size-asian="9pt" style:font-size-complex="9pt"/>
    </style:style>
    <style:style style:name="T21" style:family="text">
      <style:text-properties fo:color="#666666" loext:opacity="100%" style:font-name="Lucida Sans Typewriter" fo:font-size="9pt" fo:language="zxx" fo:country="none" fo:font-style="normal" style:text-underline-style="none" fo:font-weight="normal" style:font-size-asian="9pt" style:font-size-complex="9pt"/>
    </style:style>
    <style:style style:name="T22" style:family="text">
      <style:text-properties fo:color="#ba2121" loext:opacity="100%" style:font-name="Lucida Sans Typewriter" fo:font-size="9pt" fo:language="zxx" fo:country="none" fo:font-style="normal" style:text-underline-style="none" fo:font-weight="normal" style:font-size-asian="9pt" style:font-size-complex="9pt"/>
    </style:style>
    <style:style style:name="T23" style:family="text">
      <style:text-properties fo:color="#3d7b7b" loext:opacity="100%" style:font-name="Lucida Sans Typewriter" fo:font-size="9pt" fo:language="zxx" fo:country="none" fo:font-style="italic" style:text-underline-style="none" fo:font-weight="normal" style:font-size-asian="9pt" style:font-size-complex="9pt"/>
    </style:style>
    <style:style style:name="T24" style:family="text">
      <style:text-properties fo:color="#666666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25" style:family="text">
      <style:text-properties fo:color="#3d7b7b" loext:opacity="100%" style:font-name="Liberation Mono" fo:font-size="9pt" fo:language="zxx" fo:country="none" fo:font-style="italic" style:text-underline-style="none" fo:font-weight="normal" style:font-size-asian="9pt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0.39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20.56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7.48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5.23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1.51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0.39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1.87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6.35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3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6"><text:a xlink:type="simple" xlink:href="#__RefHeading___Toc233_1919553838" text:style-name="Index_20_Link" text:visited-style-name="Index_20_Link">Verwendung<text:tab/>2</text:a></text:p>
          <text:p text:style-name="P7"><text:a xlink:type="simple" xlink:href="#__RefHeading___Toc274_3349791370" text:style-name="Index_20_Link" text:visited-style-name="Index_20_Link">Grundlagen<text:tab/>2</text:a></text:p>
          <text:p text:style-name="P7"><text:a xlink:type="simple" xlink:href="#__RefHeading___Toc286_3349791370" text:style-name="Index_20_Link" text:visited-style-name="Index_20_Link">Seiten erstellen<text:tab/>3</text:a></text:p>
          <text:p text:style-name="P8"><text:a xlink:type="simple" xlink:href="#__RefHeading___Toc299_3349791370" text:style-name="Index_20_Link" text:visited-style-name="Index_20_Link">Normale Seite<text:tab/>3</text:a></text:p>
          <text:p text:style-name="P8"><text:a xlink:type="simple" xlink:href="#__RefHeading___Toc301_3349791370" text:style-name="Index_20_Link" text:visited-style-name="Index_20_Link">Vereinfachte Seite<text:tab/>3</text:a></text:p>
          <text:p text:style-name="P7"><text:a xlink:type="simple" xlink:href="#__RefHeading___Toc303_3349791370" text:style-name="Index_20_Link" text:visited-style-name="Index_20_Link">Entscheidungen<text:tab/>4</text:a></text:p>
          <text:p text:style-name="P8"><text:a xlink:type="simple" xlink:href="#__RefHeading___Toc315_3349791370" text:style-name="Index_20_Link" text:visited-style-name="Index_20_Link">Verzweigungen<text:tab/>4</text:a></text:p>
          <text:p text:style-name="P8"><text:a xlink:type="simple" xlink:href="#__RefHeading___Toc342_3349791370" text:style-name="Index_20_Link" text:visited-style-name="Index_20_Link">Seitennamen<text:tab/>4</text:a></text:p>
          <text:p text:style-name="P8"><text:a xlink:type="simple" xlink:href="#__RefHeading___Toc344_3349791370" text:style-name="Index_20_Link" text:visited-style-name="Index_20_Link">Dialogoptionen<text:tab/>4</text:a></text:p>
          <text:p text:style-name="P6"><text:a xlink:type="simple" xlink:href="#__RefHeading___Toc397_3349791370" text:style-name="Index_20_Link" text:visited-style-name="Index_20_Link">Beispiele<text:tab/>5</text:a></text:p>
          <text:p text:style-name="P8"><text:a xlink:type="simple" xlink:href="#__RefHeading___Toc348_3349791370" text:style-name="Index_20_Link" text:visited-style-name="Index_20_Link">Beispiel: Audienz beim Kastellan<text:tab/>5</text:a></text:p>
          <text:p text:style-name="P8"><text:a xlink:type="simple" xlink:href="#__RefHeading___Toc346_3349791370" text:style-name="Index_20_Link" text:visited-style-name="Index_20_Link">Beispiel: Handelsware auswählen<text:tab/>6</text:a></text:p>
        </text:index-body>
      </text:table-of-content>
      <text:p text:style-name="P2"/>
      <text:p text:style-name="P2"/>
      <text:h text:style-name="P24" text:outline-level="1" text:is-list-header="true"><text:bookmark-start text:name="__RefHeading___Toc233_1919553838"/>Verwendung<text:bookmark-end text:name="__RefHeading___Toc233_1919553838"/></text:h>
      <text:p text:style-name="P9">Komplexe Dialoge <text:span text:style-name="T3">solltest Du nicht mit</text:span> Quests <text:span text:style-name="T3">umsetzen</text:span>.</text:p>
      <text:p text:style-name="P9">Das Dialog System bietet eine mehr als gute Alternative dafür. Vor allem wenn <text:span text:style-name="T3">Dir </text:span>Briefings zu „unpersönlich“ <text:span text:style-name="T3">sind</text:span>. Dialoge verwenden die Portraits, genau wie bei Quests. Dies ohne die damit verbundenen Nachteile. Das Portrait kann auch ausgeblendet werden.</text:p>
      <text:p text:style-name="P9">Dialoge <text:span text:style-name="T3">kannst Du</text:span> an Quests <text:span text:style-name="T3">anbinden</text:span> – <text:span text:style-name="T3">musst Du aber nicht</text:span>.</text:p>
      <text:h text:style-name="P26" text:outline-level="2" text:is-list-header="true"><text:bookmark-start text:name="__RefHeading___Toc274_3349791370"/>Grundlagen<text:bookmark-end text:name="__RefHeading___Toc274_3349791370"/></text:h>
      <text:p text:style-name="P10">Dialoge stehen innerhalb einer Lua-Funktion im globalen Skript.</text:p>
      <text:p text:style-name="P10">Die folgende Funktion kannst Du als Kopiervorlage verwenden.</text:p>
      <text:p text:style-name="P4"><draw:frame text:anchor-type="paragraph" draw:z-index="0" draw:name="Textrahmen 1" draw:style-name="gr8" draw:text-style-name="P37" svg:width="16.934cm" svg:height="6.36cm" svg:x="0.019cm" svg:y="-0.139cm"><draw:text-box><text:p><text:span text:style-name="T18">function</text:span><text:span text:style-name="T19"> </text:span><text:span text:style-name="T20">Dialog1</text:span><text:span text:style-name="T19">(_Name, _PlayerID)</text:span></text:p><text:p><text:span text:style-name="T19"><text:s text:c="4"/></text:span><text:span text:style-name="T18">local</text:span><text:span text:style-name="T19"> Dialog </text:span><text:span text:style-name="T21">=</text:span><text:span text:style-name="T19"> {</text:span></text:p><text:p><text:span text:style-name="T19"><text:s text:c="8"/></text:span><text:span text:style-name="T19">DisableFow </text:span><text:span text:style-name="T21">=</text:span><text:span text:style-name="T19"> </text:span><text:span text:style-name="T18">true</text:span><text:span text:style-name="T19">,</text:span></text:p><text:p><text:span text:style-name="T19"><text:s text:c="8"/></text:span><text:span text:style-name="T19">DisableBoderPins </text:span><text:span text:style-name="T21">=</text:span><text:span text:style-name="T19"> </text:span><text:span text:style-name="T18">true</text:span><text:span text:style-name="T19">,</text:span></text:p><text:p><text:span text:style-name="T19"><text:s text:c="4"/></text:span><text:span text:style-name="T19">};</text:span></text:p><text:p><text:span text:style-name="T19"><text:s text:c="4"/></text:span><text:span text:style-name="T18">local</text:span><text:span text:style-name="T19"> AP, ASP </text:span><text:span text:style-name="T21">=</text:span><text:span text:style-name="T19"> API.AddDialogPages(Dialog);</text:span></text:p><text:p><text:span text:style-name="T19"/></text:p><text:p><text:span text:style-name="T19"><text:s text:c="4"/></text:span><text:span text:style-name="T23">-- Aufrufe von AP oder ASP um Seiten zu erstellen</text:span></text:p><text:p><text:span text:style-name="T19"/></text:p><text:p><text:span text:style-name="T19"><text:s text:c="4"/></text:span><text:span text:style-name="T19">Dialog.Starting </text:span><text:span text:style-name="T21">=</text:span><text:span text:style-name="T19"> </text:span><text:span text:style-name="T18">function</text:span><text:span text:style-name="T19">(_Dialog)</text:span></text:p><text:p><text:span text:style-name="T19"><text:s text:c="8"/></text:span><text:span text:style-name="T23">-- Mach was tolles hier, wenn es anfängt.</text:span></text:p><text:p><text:span text:style-name="T19"><text:s text:c="4"/></text:span><text:span text:style-name="T18">end</text:span></text:p><text:p><text:span text:style-name="T19"><text:s text:c="4"/></text:span><text:span text:style-name="T19">Dialog.Finished </text:span><text:span text:style-name="T21">=</text:span><text:span text:style-name="T19"> </text:span><text:span text:style-name="T18">function</text:span><text:span text:style-name="T19">(_Dialog)</text:span></text:p><text:p><text:span text:style-name="T19"><text:s text:c="8"/></text:span><text:span text:style-name="T23">-- Mach was tolles hier, wenn es endet.</text:span></text:p><text:p><text:span text:style-name="T19"><text:s text:c="4"/></text:span><text:span text:style-name="T18">end</text:span></text:p><text:p><text:span text:style-name="T19"><text:s text:c="4"/></text:span><text:span text:style-name="T19">API.StartDialog(Dialog, _Name, _PlayerID);</text:span></text:p><text:p><text:span text:style-name="T18">end</text:span></text:p></draw:text-box></draw:frame>Die Funktion muss die Parameter _<text:span text:style-name="T4">Name</text:span> und _<text:span text:style-name="T4">PlayerID</text:span> entgegen nehmen.</text:p>
      <text:p text:style-name="P2">Zuerst erstellst du eine Tabelle für den Dialog. Nenne sie z.B. <text:span text:style-name="T4">Dialog</text:span>. Hier kannst Du einige Einstellungen für den Dialog vornehmen. Siehe dazu die Dokumentation.</text:p>
      <text:p text:style-name="P4"><text:span text:style-name="T7">Die Tabelle wird</text:span> zusammen mit <text:span text:style-name="T7">den Parametern</text:span> an das Dialog <text:span text:style-name="T15">S</text:span>ystem übergeben.</text:p>
      <text:p text:style-name="P2"><text:span text:style-name="T3">Mit der Funktion </text:span><text:span text:style-name="T2">API.AddDialogPages</text:span><text:span text:style-name="T3"> werden die Funktionen für die </text:span><text:span text:style-name="T8">Seiten</text:span><text:span text:style-name="T3"> erzeugt.</text:span></text:p>
      <text:p text:style-name="P5"><text:span text:style-name="T3">Mit </text:span><text:span text:style-name="T5">AP</text:span><text:span text:style-name="T3"> und </text:span><text:span text:style-name="T5">ASP</text:span><text:span text:style-name="T3"> erstellst Du die einzelnen </text:span><text:span text:style-name="T8">Seiten</text:span><text:span text:style-name="T3">.</text:span></text:p>
      <text:p text:style-name="P11">Die Seiten zeigen den gesprochenen Text an. Sie bestimmen zudem die Position <text:span text:style-name="T8">der Kamera </text:span>und das verwendete Portrait. Du kannst den Spieler ebenfalls Entscheidungen treffen lassen.</text:p>
      <text:p text:style-name="P11"><text:span text:style-name="T8">Z</text:span>u Beginn und Ende des Dialog <text:span text:style-name="T8">kannst du Funktionen </text:span>ausführen lassen.</text:p>
      <text:list text:style-name="L1">
        <text:list-item>
          <text:p text:style-name="P32"><text:span text:style-name="T4">Dialog.Starting</text:span> wird zu Beginn, vor der ersten <text:span text:style-name="T9">Seite</text:span>, ausgeführt.</text:p>
        </text:list-item>
        <text:list-item>
          <text:p text:style-name="P34"><text:span text:style-name="T4">Dialog.Finished</text:span> wird am Ende, nach der letzten <text:span text:style-name="T9">Seite</text:span>, ausgeführt.</text:p>
        </text:list-item>
      </text:list>
      <text:p text:style-name="P3"><text:span text:style-name="T6">Abschließend </text:span><text:span text:style-name="T10">startest</text:span><text:span text:style-name="T9"> du den Dialog</text:span><text:span text:style-name="T6"> </text:span><text:span text:style-name="T9">mit</text:span><text:span text:style-name="T6"> </text:span><text:span text:style-name="T2">API.StartDialog</text:span><text:span text:style-name="T6">.</text:span></text:p>
      <text:p text:style-name="P3"/>
      <text:h text:style-name="P27" text:outline-level="2"><text:bookmark-start text:name="__RefHeading___Toc286_3349791370"/>Seiten erstellen<text:bookmark-end text:name="__RefHeading___Toc286_3349791370"/></text:h>
      <text:h text:style-name="P31" text:outline-level="3"><text:bookmark-start text:name="__RefHeading___Toc299_3349791370"/>Normale Seite<text:bookmark-end text:name="__RefHeading___Toc299_3349791370"/></text:h>
      <text:p text:style-name="P12">Eine normale Seite wird mit der Funktion <text:span text:style-name="T4">AP</text:span> erstellt.</text:p>
      <text:p text:style-name="P12"><draw:frame text:anchor-type="paragraph" draw:z-index="1" draw:name="Textrahmen 2" draw:style-name="gr4" draw:text-style-name="P37" svg:width="16.961cm" svg:height="5.238cm" svg:x="0.046cm" svg:y="-0.161cm"><draw:text-box><text:p><text:span text:style-name="T19">AP {</text:span></text:p><text:p><text:span text:style-name="T19"><text:s text:c="4"/></text:span><text:span text:style-name="T23">-- Name im Dialogfenster</text:span></text:p><text:p><text:span text:style-name="T19"><text:s text:c="4"/></text:span><text:span text:style-name="T19">Title <text:s text:c="7"/></text:span><text:span text:style-name="T21">=</text:span><text:span text:style-name="T19"> </text:span><text:span text:style-name="T22">"Marcus"</text:span><text:span text:style-name="T19">,</text:span></text:p><text:p><text:span text:style-name="T19"><text:s text:c="4"/></text:span><text:span text:style-name="T23">-- Text im Dialogfenster</text:span></text:p><text:p><text:span text:style-name="T19"><text:s text:c="4"/></text:span><text:span text:style-name="T19">Text <text:s text:c="8"/></text:span><text:span text:style-name="T21">=</text:span><text:span text:style-name="T19"> </text:span><text:span text:style-name="T22">"Der Himmel ist so grau, weil alles Blaue schon herunter "</text:span><text:span text:style-name="T21">..</text:span></text:p><text:p><text:span text:style-name="T19"><text:s text:c="19"/></text:span><text:span text:style-name="T22">"gelogen wurde."</text:span><text:span text:style-name="T19">,</text:span></text:p><text:p><text:span text:style-name="T19"><text:s text:c="4"/></text:span><text:span text:style-name="T23">-- Verwende Portrait von Spieler 1</text:span></text:p><text:p><text:span text:style-name="T19"><text:s text:c="4"/></text:span><text:span text:style-name="T19">Actor <text:s text:c="7"/></text:span><text:span text:style-name="T21">=</text:span><text:span text:style-name="T19"> </text:span><text:span text:style-name="T21">1</text:span><text:span text:style-name="T19">,</text:span></text:p><text:p><text:span text:style-name="T19"><text:s text:c="4"/></text:span><text:span text:style-name="T23">-- Position der Kamera</text:span></text:p><text:p><text:span text:style-name="T19"><text:s text:c="4"/></text:span><text:span text:style-name="T23">-- (Entfernung und Rotation können ebenfalls angepasst werden)</text:span></text:p><text:p><text:span text:style-name="T19"><text:s text:c="4"/></text:span><text:span text:style-name="T19">Position <text:s text:c="4"/></text:span><text:span text:style-name="T21">=</text:span><text:span text:style-name="T19"> </text:span><text:span text:style-name="T22">"marcus"</text:span><text:span text:style-name="T19">,</text:span></text:p><text:p><text:span text:style-name="T19"><text:s text:c="4"/></text:span><text:span text:style-name="T23">-- Kameranahsicht verwenden</text:span></text:p><text:p><text:span text:style-name="T19"><text:s text:c="4"/></text:span><text:span text:style-name="T19">DialogCamera </text:span><text:span text:style-name="T21">=</text:span><text:span text:style-name="T19"> </text:span><text:span text:style-name="T18">true</text:span><text:span text:style-name="T19">,</text:span></text:p><text:p><text:span text:style-name="T19">};</text:span></text:p></draw:text-box></draw:frame>In der Dokumentation kannst du alle <text:span text:style-name="T12">Attribute</text:span> nachlesen.</text:p>
      <text:h text:style-name="P31" text:outline-level="3"><text:bookmark-start text:name="__RefHeading___Toc301_3349791370"/>Vereinfachte Seite<text:bookmark-end text:name="__RefHeading___Toc301_3349791370"/></text:h>
      <text:p text:style-name="P13">Manchmal ist die normale Seite zu sperrig. Wenn Du z.B. nur ein paar Seiten normalen Dialog erzeugen willst. <text:span text:style-name="T11">So kannst du einfach viel Platz sparen.</text:span></text:p>
      <text:p text:style-name="P13"><text:span text:style-name="T11">D</text:span>ie vereinfachte Seite <text:span text:style-name="T11">erstellst Du </text:span>mit <text:span text:style-name="T4">ASP</text:span> erstellen.</text:p>
      <text:p text:style-name="P13"><draw:frame text:anchor-type="paragraph" draw:z-index="2" draw:name="Textrahmen 3" draw:style-name="gr7" draw:text-style-name="P37" svg:width="16.961cm" svg:height="1.872cm" svg:x="0.046cm" svg:y="-0.161cm"><draw:text-box><text:p><text:span text:style-name="T23">-- Sender, Position, Titel, Text, Dialogkamera</text:span></text:p><text:p><text:span text:style-name="T19">ASP(</text:span><text:span text:style-name="T21">1</text:span><text:span text:style-name="T19">, </text:span><text:span text:style-name="T22">"marcus"</text:span><text:span text:style-name="T19">, </text:span><text:span text:style-name="T22">"Marcus"</text:span><text:span text:style-name="T19">, </text:span><text:span text:style-name="T22">"Der Himmel ist so grau, weil alles Blaue "</text:span><text:span text:style-name="T21">..</text:span></text:p><text:p><text:span text:style-name="T19"><text:s text:c="4"/></text:span><text:span text:style-name="T22">"schon herunter gelogen wurde."</text:span><text:span text:style-name="T19">, </text:span><text:span text:style-name="T18">true</text:span><text:span text:style-name="T19">);</text:span></text:p><text:p><text:span text:style-name="T19">ASP(</text:span><text:span text:style-name="T21">2</text:span><text:span text:style-name="T19">, </text:span><text:span text:style-name="T22">"alandra"</text:span><text:span text:style-name="T19">, </text:span><text:span text:style-name="T22">"Alandra"</text:span><text:span text:style-name="T19">, </text:span><text:span text:style-name="T22">"Könnt Ihr bitte aufhören, diesen alten "</text:span><text:span text:style-name="T21">..</text:span></text:p><text:p><text:span text:style-name="T19"><text:s text:c="4"/></text:span><text:span text:style-name="T22">"Pfaffen zu rezitieren."</text:span><text:span text:style-name="T19">, </text:span><text:span text:style-name="T18">true</text:span><text:span text:style-name="T19">);</text:span></text:p></draw:text-box></draw:frame>In der Dokumentation kannst du alle <text:span text:style-name="T12">Parameter</text:span> nachlesen.</text:p>
      <text:p text:style-name="P13"/>
      <text:h text:style-name="P28" text:outline-level="2"/>
      <text:h text:style-name="P27" text:outline-level="2"><text:bookmark-start text:name="__RefHeading___Toc303_3349791370"/>Entscheidungen<text:bookmark-end text:name="__RefHeading___Toc303_3349791370"/></text:h>
      <text:h text:style-name="P31" text:outline-level="3"><text:bookmark-start text:name="__RefHeading___Toc315_3349791370"/>Verzweigungen<text:bookmark-end text:name="__RefHeading___Toc315_3349791370"/></text:h>
      <text:p text:style-name="P14">Du kannst den Spieler in Dialogen Entscheidungen fällen lassen.</text:p>
      <text:p text:style-name="P23">Eine Entscheidung eröffnet eine Verzweigung. <text:span text:style-name="T13">Der Spieler wählt eine von mehreren Optionen. Sie entscheidet, welchem Pfad d</text:span><text:span text:style-name="T14">er Dialog</text:span><text:span text:style-name="T13"> folgt.</text:span></text:p>
      <text:p text:style-name="P23">Die Anzahl an Entscheidungen und Verzweigungen ist unbegrenzt.</text:p>
      <text:p text:style-name="P15">Verzweigungen werden mit leeren Seiten oder Weiterleitungen abgegrenzt.</text:p>
      <text:p text:style-name="P14"><draw:frame text:anchor-type="paragraph" draw:z-index="3" draw:name="Textrahmen 4" draw:style-name="gr6" draw:text-style-name="P36" svg:width="16.961cm" svg:height="0.394cm" svg:x="0.046cm" svg:y="-0.161cm"><draw:text-box><text:p><text:span text:style-name="T16">AP();</text:span></text:p></draw:text-box></draw:frame>Dies ist eine leere Seite.</text:p>
      <text:p text:style-name="P2"><draw:frame text:anchor-type="paragraph" draw:z-index="4" draw:name="Textrahmen 5" draw:style-name="gr6" draw:text-style-name="P36" svg:width="16.961cm" svg:height="0.394cm" svg:x="0.046cm" svg:y="-0.161cm"><draw:text-box><text:p><text:span text:style-name="T16">AP(</text:span><text:span text:style-name="T17">"AnyPageName"</text:span><text:span text:style-name="T16">);</text:span></text:p></draw:text-box></draw:frame>Dies ist eine Weiterleitung auf eine benannte Seite.</text:p>
      <text:p text:style-name="Standard">Zur Benennung von Seiten kommen wir gleich.</text:p>
      <text:h text:style-name="P29" text:outline-level="3"><text:bookmark-start text:name="__RefHeading___Toc342_3349791370"/>Seitennamen<text:bookmark-end text:name="__RefHeading___Toc342_3349791370"/></text:h>
      <text:p text:style-name="Standard">Damit Verzweigungen funktionieren, benötigen die Seiten Namen.</text:p>
      <text:p text:style-name="P16">Ein Name identifiziert eine Seite. Du kannst keine zwei Seiten gleich benennen.</text:p>
      <text:p text:style-name="P16"><draw:frame text:anchor-type="paragraph" draw:z-index="5" draw:name="Textrahmen 6" draw:style-name="gr5" draw:text-style-name="P36" svg:width="16.961cm" svg:height="1.514cm" svg:x="0.046cm" svg:y="-0.161cm"><draw:text-box><text:p><text:span text:style-name="T16">AP {</text:span></text:p><text:p><text:span text:style-name="T16"><text:s text:c="4"/></text:span><text:span text:style-name="T16">Name </text:span><text:span text:style-name="T24">=</text:span><text:span text:style-name="T16"> </text:span><text:span text:style-name="T17">"NameOfPage"</text:span><text:span text:style-name="T16">,</text:span></text:p><text:p><text:span text:style-name="T16"><text:s text:c="4"/></text:span><text:span text:style-name="T25">-- Weitere Optionen</text:span></text:p><text:p><text:span text:style-name="T16">};</text:span></text:p></draw:text-box></draw:frame>So benennst Du eine Seite.</text:p>
      <text:p text:style-name="Standard"><draw:frame text:anchor-type="paragraph" draw:z-index="6" draw:name="Textrahmen 7" draw:style-name="gr1" draw:text-style-name="P36" svg:width="16.961cm" svg:height="0.392cm" svg:x="0.046cm" svg:y="-0.161cm"><draw:text-box><text:p><text:span text:style-name="T16">ASP(</text:span><text:span text:style-name="T17">"NameOfPage"</text:span><text:span text:style-name="T16">, ...)</text:span></text:p></draw:text-box></draw:frame>So benennst Du eine vereinfachte Seite.</text:p>
      <text:h text:style-name="P29" text:outline-level="3"><text:bookmark-start text:name="__RefHeading___Toc344_3349791370"/>Dialogoptionen<text:bookmark-end text:name="__RefHeading___Toc344_3349791370"/></text:h>
      <text:p text:style-name="Standard">Du kannst nur bei <text:span text:style-name="T4">AP</text:span> Optionen für Entscheidungen angeben.</text:p>
      <text:p text:style-name="Standard">Es gibt keine Begrenzung für die Anzahl von Optionen. </text:p>
      <text:p text:style-name="P17">Der Text sollte jedoch möglichst kurz sein.</text:p>
      <text:p text:style-name="P17">Die Optionen werden mit dem Attribut <text:span text:style-name="T4">MC</text:span> angelegt.</text:p>
      <text:p text:style-name="P18"><draw:frame text:anchor-type="paragraph" draw:z-index="7" draw:name="Textrahmen 8" draw:style-name="gr4" draw:text-style-name="P37" svg:width="16.961cm" svg:height="5.238cm" svg:x="0.046cm" svg:y="-0.161cm"><draw:text-box><text:p><text:span text:style-name="T19">AP {</text:span></text:p><text:p><text:span text:style-name="T19"><text:s text:c="4"/></text:span><text:span text:style-name="T19">Title <text:s text:c="7"/></text:span><text:span text:style-name="T21">=</text:span><text:span text:style-name="T19"> </text:span><text:span text:style-name="T22">"Hakim"</text:span><text:span text:style-name="T19">,</text:span></text:p><text:p><text:span text:style-name="T19"><text:s text:c="4"/></text:span><text:span text:style-name="T19">Text <text:s text:c="8"/></text:span><text:span text:style-name="T21">=</text:span><text:span text:style-name="T19"> </text:span><text:span text:style-name="T22">"Der Feind ist klüger als es zuerst schien. Wie sollen "</text:span><text:span text:style-name="T21">..</text:span></text:p><text:p><text:span text:style-name="T19"><text:s text:c="19"/></text:span><text:span text:style-name="T22">"wir vorgehen, Milord?"</text:span><text:span text:style-name="T19">,</text:span></text:p><text:p><text:span text:style-name="T19"><text:s text:c="4"/></text:span><text:span text:style-name="T19">Actor <text:s text:c="7"/></text:span><text:span text:style-name="T21">=</text:span><text:span text:style-name="T19"> </text:span><text:span text:style-name="T21">1</text:span><text:span text:style-name="T19">,</text:span></text:p><text:p><text:span text:style-name="T19"><text:s text:c="4"/></text:span><text:span text:style-name="T19">Position <text:s text:c="4"/></text:span><text:span text:style-name="T21">=</text:span><text:span text:style-name="T19"> </text:span><text:span text:style-name="T22">"hakim"</text:span><text:span text:style-name="T19">,</text:span></text:p><text:p><text:span text:style-name="T19"><text:s text:c="4"/></text:span><text:span text:style-name="T19">DialogCamera </text:span><text:span text:style-name="T21">=</text:span><text:span text:style-name="T19"> </text:span><text:span text:style-name="T18">true</text:span><text:span text:style-name="T19">,</text:span></text:p><text:p><text:span text:style-name="T19"><text:s text:c="4"/></text:span><text:span text:style-name="T19">MC <text:s text:c="10"/></text:span><text:span text:style-name="T21">=</text:span><text:span text:style-name="T19"> {</text:span></text:p><text:p><text:span text:style-name="T19"><text:s text:c="8"/></text:span><text:span text:style-name="T23">-- Anzeigetext, Seite zu der gesprungen wird</text:span></text:p><text:p><text:span text:style-name="T19"><text:s text:c="8"/></text:span><text:span text:style-name="T19">{</text:span><text:span text:style-name="T22">"Mit List und Tücke."</text:span><text:span text:style-name="T19">, </text:span><text:span text:style-name="T22">"TheSlyWay"</text:span><text:span text:style-name="T19">},</text:span></text:p><text:p><text:span text:style-name="T19"><text:s text:c="8"/></text:span><text:span text:style-name="T19">{</text:span><text:span text:style-name="T22">"Ehrenhaft wie echte Männer."</text:span><text:span text:style-name="T19">, </text:span><text:span text:style-name="T22">"TheHonoredWay"</text:span><text:span text:style-name="T19">},</text:span></text:p><text:p><text:span text:style-name="T19"><text:s text:c="8"/></text:span><text:span text:style-name="T19">{</text:span><text:span text:style-name="T22">"ROHE GEWALT!!"</text:span><text:span text:style-name="T19">, </text:span><text:span text:style-name="T22">"TheDumbWay"</text:span><text:span text:style-name="T19">},</text:span></text:p><text:p><text:span text:style-name="T19"><text:s text:c="4"/></text:span><text:span text:style-name="T19">}</text:span></text:p><text:p><text:span text:style-name="T19">};</text:span></text:p></draw:text-box></draw:frame>Je nach Wahl des Spielers werden verschiedene Pfade beschritten.</text:p>
      <text:list text:style-name="L2">
        <text:list-item>
          <text:p text:style-name="P33">„Mit List und Tücke.“ springt zur Seite „TheSlyWay“</text:p>
        </text:list-item>
        <text:list-item>
          <text:p text:style-name="P33">„Ehrenhaft wie echte Männer.“ springt zur Seite „TheHonoredWay“</text:p>
        </text:list-item>
        <text:list-item>
          <text:p text:style-name="P35">„ROHE GEWALT!!“ springt zur Seite „TheDumbWay“</text:p>
        </text:list-item>
      </text:list>
      <text:h text:style-name="P25" text:outline-level="1"><text:bookmark-start text:name="__RefHeading___Toc397_3349791370"/><text:soft-page-break/>Beispiele<text:bookmark-end text:name="__RefHeading___Toc397_3349791370"/></text:h>
      <text:h text:style-name="P29" text:outline-level="3"><text:bookmark-start text:name="__RefHeading___Toc348_3349791370"/>Beispiel: Audienz beim Kastellan<text:bookmark-end text:name="__RefHeading___Toc348_3349791370"/></text:h>
      <text:p text:style-name="P19">Wir erstellen einen normalen Dialog ohne Verzweigungen.</text:p>
      <text:p text:style-name="P19">Angenommen, du willst den Helden eine Audienz bei einem Stadthalter haben lassen. Dies könnte bpsw. wie folgt aussehen:</text:p>
      <text:p text:style-name="P20"><draw:frame text:anchor-type="paragraph" draw:z-index="8" draw:name="Textrahmen 9" draw:style-name="gr3" draw:text-style-name="P37" svg:width="16.961cm" svg:height="7.481cm" svg:x="0.046cm" svg:y="-0.161cm"><draw:text-box><text:p><text:span text:style-name="T18">function</text:span><text:span text:style-name="T19"> </text:span><text:span text:style-name="T20">AudienzBeiKastellan</text:span><text:span text:style-name="T19">(_Name, _PlayerID)</text:span></text:p><text:p><text:span text:style-name="T19"><text:s text:c="4"/></text:span><text:span text:style-name="T18">local</text:span><text:span text:style-name="T19"> Dialog </text:span><text:span text:style-name="T21">=</text:span><text:span text:style-name="T19"> {</text:span></text:p><text:p><text:span text:style-name="T19"><text:s text:c="8"/></text:span><text:span text:style-name="T19">DisableFow </text:span><text:span text:style-name="T21">=</text:span><text:span text:style-name="T19"> </text:span><text:span text:style-name="T18">true</text:span><text:span text:style-name="T19">,</text:span></text:p><text:p><text:span text:style-name="T19"><text:s text:c="8"/></text:span><text:span text:style-name="T19">DisableBoderPins </text:span><text:span text:style-name="T21">=</text:span><text:span text:style-name="T19"> </text:span><text:span text:style-name="T18">true</text:span><text:span text:style-name="T19">,</text:span></text:p><text:p><text:span text:style-name="T19"><text:s text:c="4"/></text:span><text:span text:style-name="T19">};</text:span></text:p><text:p><text:span text:style-name="T19"><text:s text:c="4"/></text:span><text:span text:style-name="T18">local</text:span><text:span text:style-name="T19"> AP, ASP </text:span><text:span text:style-name="T21">=</text:span><text:span text:style-name="T19"> API.AddDialogPages(Dialog);</text:span></text:p><text:p><text:span text:style-name="T19"/></text:p><text:p><text:span text:style-name="T19"><text:s text:c="4"/></text:span><text:span text:style-name="T19">ASP(</text:span><text:span text:style-name="T21">3</text:span><text:span text:style-name="T19">, </text:span><text:span text:style-name="T22">"hero3"</text:span><text:span text:style-name="T19">, </text:span><text:span text:style-name="T22">"Stadthalter"</text:span><text:span text:style-name="T19">, </text:span><text:span text:style-name="T22">"Schaut an, ein fremder Edelmann besucht "</text:span><text:span text:style-name="T21">..</text:span></text:p><text:p><text:span text:style-name="T19"><text:s text:c="8"/></text:span><text:span text:style-name="T22">"mein beschauliches Städchen. Was mag er von mir wollen?"</text:span><text:span text:style-name="T19">, </text:span><text:span text:style-name="T18">true</text:span><text:span text:style-name="T19">);</text:span></text:p><text:p><text:span text:style-name="T19"><text:s text:c="4"/></text:span><text:span text:style-name="T19">ASP(</text:span><text:span text:style-name="T21">1</text:span><text:span text:style-name="T19">, </text:span><text:span text:style-name="T22">"marcus"</text:span><text:span text:style-name="T19">, </text:span><text:span text:style-name="T22">"Marcus"</text:span><text:span text:style-name="T19">, </text:span><text:span text:style-name="T22">"Nun ich fragte mich, ob seine Lordschaft es "</text:span><text:span text:style-name="T21">..</text:span></text:p><text:p><text:span text:style-name="T19"><text:s text:c="8"/></text:span><text:span text:style-name="T22">"in Betracht zieht, mit mir Handel zu treiben."</text:span><text:span text:style-name="T19">, </text:span><text:span text:style-name="T18">true</text:span><text:span text:style-name="T19">);</text:span></text:p><text:p><text:span text:style-name="T19"><text:s text:c="4"/></text:span><text:span text:style-name="T19">ASP(</text:span><text:span text:style-name="T21">3</text:span><text:span text:style-name="T19">, </text:span><text:span text:style-name="T22">"hero3"</text:span><text:span text:style-name="T19">, </text:span><text:span text:style-name="T22">"Stadthalter"</text:span><text:span text:style-name="T19">, </text:span><text:span text:style-name="T22">"Wo kommen wir denn hin, wenn ich jedem "</text:span><text:span text:style-name="T21">..</text:span></text:p><text:p><text:span text:style-name="T19"><text:s text:c="8"/></text:span><text:span text:style-name="T22">"dahergelaufenen Edelmann meine Waren verkaufe? Was habt Ihr denn "</text:span><text:span text:style-name="T21">..</text:span></text:p><text:p><text:span text:style-name="T19"><text:s text:c="8"/></text:span><text:span text:style-name="T22">"für mich getan?"</text:span><text:span text:style-name="T19">, </text:span><text:span text:style-name="T18">true</text:span><text:span text:style-name="T19">);</text:span></text:p><text:p><text:span text:style-name="T19"><text:s text:c="4"/></text:span><text:span text:style-name="T19">ASP(</text:span><text:span text:style-name="T21">1</text:span><text:span text:style-name="T19">, </text:span><text:span text:style-name="T22">"marcus"</text:span><text:span text:style-name="T19">, </text:span><text:span text:style-name="T22">"Marcus"</text:span><text:span text:style-name="T19">, </text:span><text:span text:style-name="T22">"Was verlangt Ihr für Eure Gunst?"</text:span><text:span text:style-name="T19">, </text:span><text:span text:style-name="T18">true</text:span><text:span text:style-name="T19">);</text:span></text:p><text:p><text:span text:style-name="T19"><text:s text:c="4"/></text:span><text:span text:style-name="T19">ASP(</text:span><text:span text:style-name="T21">3</text:span><text:span text:style-name="T19">, </text:span><text:span text:style-name="T22">"hero3"</text:span><text:span text:style-name="T19">, </text:span><text:span text:style-name="T22">"Stadthalter"</text:span><text:span text:style-name="T19">, </text:span><text:span text:style-name="T22">"Nun, da gäbe es die eine oder andere "</text:span><text:span text:style-name="T21">..</text:span></text:p><text:p><text:span text:style-name="T19"><text:s text:c="8"/></text:span><text:span text:style-name="T22">"Kleinigkeit, die Ihr für mich erledigen könntet..."</text:span><text:span text:style-name="T19">, </text:span><text:span text:style-name="T18">true</text:span><text:span text:style-name="T19">);</text:span></text:p><text:p><text:span text:style-name="T19"/></text:p><text:p><text:span text:style-name="T19"><text:s text:c="4"/></text:span><text:span text:style-name="T19">API.StartDialog(Dialog, _Name, _PlayerID);</text:span></text:p><text:p><text:span text:style-name="T18">end</text:span></text:p></draw:text-box></draw:frame>Später hängst Du den Dialog z.B. über einen Reward an einen Auftrag.</text:p>
      <text:p text:style-name="P20"><draw:frame text:anchor-type="paragraph" draw:z-index="9" draw:name="Textrahmen 10" draw:style-name="gr1" draw:text-style-name="P36" svg:width="16.961cm" svg:height="0.392cm" svg:x="0.046cm" svg:y="-0.161cm"><draw:text-box><text:p><text:span text:style-name="T16">Reward_Dialog(</text:span><text:span text:style-name="T17">"D1P3"</text:span><text:span text:style-name="T16">, </text:span><text:span text:style-name="T17">"AudienzBeiKastellan"</text:span><text:span text:style-name="T16">)</text:span></text:p></draw:text-box></draw:frame>Sobald der Auftrag erfüllt wird, startet der Dialog.</text:p>
      <text:p text:style-name="P19"/>
      <text:p text:style-name="P19"/>
      <text:h text:style-name="P30" text:outline-level="3"><text:bookmark-start text:name="__RefHeading___Toc346_3349791370"/>Beispiel: Handelsware auswählen<text:bookmark-end text:name="__RefHeading___Toc346_3349791370"/></text:h>
      <text:p text:style-name="P19">Nun erstellen wir einen Dialog mit Verzweigungen.</text:p>
      <text:p text:style-name="P22">Der Spieler kann sich entscheiden, welche Handelswaren angeboten werden sollen.</text:p>
      <text:p text:style-name="P21"><draw:frame text:anchor-type="paragraph" draw:z-index="10" draw:name="Textrahmen 11" draw:style-name="gr2" draw:text-style-name="P37" svg:width="16.961cm" svg:height="20.569cm" svg:x="0.072cm" svg:y="-0.198cm"><draw:text-box><text:p><text:span text:style-name="T18">function</text:span><text:span text:style-name="T19"> </text:span><text:span text:style-name="T20">SelectDesiredTradeGoods</text:span><text:span text:style-name="T19">(_Name, _PlayerID)</text:span></text:p><text:p><text:span text:style-name="T19"><text:s text:c="4"/></text:span><text:span text:style-name="T18">local</text:span><text:span text:style-name="T19"> Dialog </text:span><text:span text:style-name="T21">=</text:span><text:span text:style-name="T19"> {</text:span></text:p><text:p><text:span text:style-name="T19"><text:s text:c="8"/></text:span><text:span text:style-name="T19">DisableFow </text:span><text:span text:style-name="T21">=</text:span><text:span text:style-name="T19"> </text:span><text:span text:style-name="T18">true</text:span><text:span text:style-name="T19">,</text:span></text:p><text:p><text:span text:style-name="T19"><text:s text:c="8"/></text:span><text:span text:style-name="T19">DisableBoderPins </text:span><text:span text:style-name="T21">=</text:span><text:span text:style-name="T19"> </text:span><text:span text:style-name="T18">true</text:span><text:span text:style-name="T19">,</text:span></text:p><text:p><text:span text:style-name="T19"><text:s text:c="4"/></text:span><text:span text:style-name="T19">};</text:span></text:p><text:p><text:span text:style-name="T19"><text:s text:c="4"/></text:span><text:span text:style-name="T18">local</text:span><text:span text:style-name="T19"> AP, ASP </text:span><text:span text:style-name="T21">=</text:span><text:span text:style-name="T19"> API.AddDialogPages(Dialog);</text:span></text:p><text:p><text:span text:style-name="T19"/></text:p><text:p><text:span text:style-name="T19"><text:s text:c="4"/></text:span><text:span text:style-name="T19">ASP(</text:span><text:span text:style-name="T21">3</text:span><text:span text:style-name="T19">, </text:span><text:span text:style-name="T22">"trader"</text:span><text:span text:style-name="T19">, </text:span><text:span text:style-name="T22">"Händler"</text:span><text:span text:style-name="T19">, </text:span><text:span text:style-name="T22">"Lasst mich Euch ein Angebot machen, dass "</text:span><text:span text:style-name="T21">..</text:span></text:p><text:p><text:span text:style-name="T19"><text:s text:c="8"/></text:span><text:span text:style-name="T22">"Ihr nicht ablenhen könnt..."</text:span><text:span text:style-name="T19">, </text:span><text:span text:style-name="T18">true</text:span><text:span text:style-name="T19">);</text:span></text:p><text:p><text:span text:style-name="T19"><text:s text:c="4"/></text:span><text:span text:style-name="T19">ASP(</text:span><text:span text:style-name="T21">3</text:span><text:span text:style-name="T19">, </text:span><text:span text:style-name="T22">"trader"</text:span><text:span text:style-name="T19">, </text:span><text:span text:style-name="T22">"Händler"</text:span><text:span text:style-name="T19">, </text:span><text:span text:style-name="T22">"Erlaubt mir, das Angebot nur für Euch zu "</text:span><text:span text:style-name="T21">..</text:span></text:p><text:p><text:span text:style-name="T19"><text:s text:c="8"/></text:span><text:span text:style-name="T22">"personalisieren. Welche Waren interessieren Euch mehr?"</text:span><text:span text:style-name="T19">, </text:span><text:span text:style-name="T18">true</text:span><text:span text:style-name="T19">);</text:span></text:p><text:p><text:span text:style-name="T19"/></text:p><text:p><text:span text:style-name="T19"><text:s text:c="4"/></text:span><text:span text:style-name="T23">-- Der Spieler muss auf dieser Seite eine Option wählen, um fortzufahren.</text:span></text:p><text:p><text:span text:style-name="T19"><text:s text:c="4"/></text:span><text:span text:style-name="T19">AP {</text:span></text:p><text:p><text:span text:style-name="T19"><text:s text:c="8"/></text:span><text:span text:style-name="T23">-- Die Seite bekommt einen Namen, um später die Antwort zu erhalten.</text:span></text:p><text:p><text:span text:style-name="T19"><text:s text:c="8"/></text:span><text:span text:style-name="T19">Name <text:s text:c="8"/></text:span><text:span text:style-name="T21">=</text:span><text:span text:style-name="T19"> </text:span><text:span text:style-name="T22">"Selection"</text:span><text:span text:style-name="T19">,</text:span></text:p><text:p><text:span text:style-name="T19"/></text:p><text:p><text:span text:style-name="T19"><text:s text:c="8"/></text:span><text:span text:style-name="T19">Title <text:s text:c="7"/></text:span><text:span text:style-name="T21">=</text:span><text:span text:style-name="T19"> </text:span><text:span text:style-name="T22">"Kestral"</text:span><text:span text:style-name="T19">,</text:span></text:p><text:p><text:span text:style-name="T19"><text:s text:c="8"/></text:span><text:span text:style-name="T19">Text <text:s text:c="8"/></text:span><text:span text:style-name="T21">=</text:span><text:span text:style-name="T19"> </text:span><text:span text:style-name="T22">"Hm... Was soll ich wählen?"</text:span><text:span text:style-name="T19">,</text:span></text:p><text:p><text:span text:style-name="T19"><text:s text:c="8"/></text:span><text:span text:style-name="T19">Actor <text:s text:c="7"/></text:span><text:span text:style-name="T21">=</text:span><text:span text:style-name="T19"> </text:span><text:span text:style-name="T21">1</text:span><text:span text:style-name="T19">,</text:span></text:p><text:p><text:span text:style-name="T19"><text:s text:c="8"/></text:span><text:span text:style-name="T19">Position <text:s text:c="4"/></text:span><text:span text:style-name="T21">=</text:span><text:span text:style-name="T19"> </text:span><text:span text:style-name="T22">"kestral"</text:span><text:span text:style-name="T19">,</text:span></text:p><text:p><text:span text:style-name="T19"><text:s text:c="8"/></text:span><text:span text:style-name="T19">DialogCamera </text:span><text:span text:style-name="T21">=</text:span><text:span text:style-name="T19"> </text:span><text:span text:style-name="T18">true</text:span><text:span text:style-name="T19">,</text:span></text:p><text:p><text:span text:style-name="T19"><text:s text:c="8"/></text:span><text:span text:style-name="T19">MC <text:s text:c="10"/></text:span><text:span text:style-name="T21">=</text:span><text:span text:style-name="T19"> {</text:span></text:p><text:p><text:span text:style-name="T19"><text:s text:c="12"/></text:span><text:span text:style-name="T19">{</text:span><text:span text:style-name="T22">"Ökonomischer Fokus"</text:span><text:span text:style-name="T19">, </text:span><text:span text:style-name="T22">"Economy"</text:span><text:span text:style-name="T19">},</text:span></text:p><text:p><text:span text:style-name="T19"><text:s text:c="12"/></text:span><text:span text:style-name="T19">{</text:span><text:span text:style-name="T22">"Militärischer Fokus"</text:span><text:span text:style-name="T19">, </text:span><text:span text:style-name="T22">"Military"</text:span><text:span text:style-name="T19">},</text:span></text:p><text:p><text:span text:style-name="T19"><text:s text:c="8"/></text:span><text:span text:style-name="T19">}</text:span></text:p><text:p><text:span text:style-name="T19"><text:s text:c="4"/></text:span><text:span text:style-name="T19">};</text:span></text:p><text:p><text:span text:style-name="T19"/></text:p><text:p><text:span text:style-name="T19"><text:s text:c="4"/></text:span><text:span text:style-name="T23">-- Springt hier her, wenn die "Economy"-Option gewählt wird</text:span></text:p><text:p><text:span text:style-name="T19"><text:s text:c="4"/></text:span><text:span text:style-name="T19">ASP(</text:span><text:span text:style-name="T22">"Economy"</text:span><text:span text:style-name="T19">, </text:span><text:span text:style-name="T21">1</text:span><text:span text:style-name="T19">, </text:span><text:span text:style-name="T22">"kestral"</text:span><text:span text:style-name="T19">, </text:span><text:span text:style-name="T22">"Kestral"</text:span><text:span text:style-name="T19">, </text:span><text:span text:style-name="T22">"Wenn ich eine starke Wirtschaft "</text:span><text:span text:style-name="T21">..</text:span></text:p><text:p><text:span text:style-name="T19"><text:s text:c="8"/></text:span><text:span text:style-name="T22">" aufbaue, kommt der Rest wie von ganz allein. Ich wünsche Angebote, "</text:span><text:span text:style-name="T21">..</text:span></text:p><text:p><text:span text:style-name="T19"><text:s text:c="8"/></text:span><text:span text:style-name="T22">" die meine Wirtschaft stärken."</text:span><text:span text:style-name="T19">, </text:span><text:span text:style-name="T18">true</text:span><text:span text:style-name="T19">);</text:span></text:p><text:p><text:span text:style-name="T19"><text:s text:c="4"/></text:span><text:span text:style-name="T23">-- Springe weiter zur letzten Seite</text:span></text:p><text:p><text:span text:style-name="T19"><text:s text:c="4"/></text:span><text:span text:style-name="T19">AP(</text:span><text:span text:style-name="T22">"Final"</text:span><text:span text:style-name="T19">);</text:span></text:p><text:p><text:span text:style-name="T19"/></text:p><text:p><text:span text:style-name="T19"><text:s text:c="4"/></text:span><text:span text:style-name="T23">-- Springt hier her, wenn die "Military"-Option gewählt wird</text:span></text:p><text:p><text:span text:style-name="T19"><text:s text:c="4"/></text:span><text:span text:style-name="T19">ASP(</text:span><text:span text:style-name="T22">"Military"</text:span><text:span text:style-name="T19">, </text:span><text:span text:style-name="T21">1</text:span><text:span text:style-name="T19">, </text:span><text:span text:style-name="T22">"kestral"</text:span><text:span text:style-name="T19">, </text:span><text:span text:style-name="T22">"Kestral"</text:span><text:span text:style-name="T19">, </text:span><text:span text:style-name="T22">"Wenn ich alle meine Feinde "</text:span><text:span text:style-name="T21">..</text:span></text:p><text:p><text:span text:style-name="T19"><text:s text:c="8"/></text:span><text:span text:style-name="T22">" vernichte, kann ich mich danach um wie Wirtschaft sorgen. Macht "</text:span><text:span text:style-name="T21">..</text:span></text:p><text:p><text:span text:style-name="T19"><text:s text:c="8"/></text:span><text:span text:style-name="T22">" mir Angebote für ein starkes Heer."</text:span><text:span text:style-name="T19">, </text:span><text:span text:style-name="T18">true</text:span><text:span text:style-name="T19">);</text:span></text:p><text:p><text:span text:style-name="T19"/></text:p><text:p><text:span text:style-name="T19"><text:s text:c="4"/></text:span><text:span text:style-name="T23">-- Hier kann der Dialog einfach weiter laufen</text:span></text:p><text:p><text:span text:style-name="T19"><text:s text:c="4"/></text:span><text:span text:style-name="T19">ASP(</text:span><text:span text:style-name="T22">"Final"</text:span><text:span text:style-name="T19">, </text:span><text:span text:style-name="T21">3</text:span><text:span text:style-name="T19">, </text:span><text:span text:style-name="T22">"trader"</text:span><text:span text:style-name="T19">, </text:span><text:span text:style-name="T22">"Händler"</text:span><text:span text:style-name="T19">, </text:span><text:span text:style-name="T22">"Sehr wohl! Ich werde Euch Waren "</text:span><text:span text:style-name="T21">..</text:span></text:p><text:p><text:span text:style-name="T19"><text:s text:c="8"/></text:span><text:span text:style-name="T22">"vorschlagen, die Euren Bedürfnissen entsprechen."</text:span><text:span text:style-name="T19">, </text:span><text:span text:style-name="T18">true</text:span><text:span text:style-name="T19">);</text:span></text:p><text:p><text:span text:style-name="T19"/></text:p><text:p><text:span text:style-name="T19"><text:s text:c="4"/></text:span><text:span text:style-name="T19">Dialog.Finished </text:span><text:span text:style-name="T21">=</text:span><text:span text:style-name="T19"> </text:span><text:span text:style-name="T18">function</text:span><text:span text:style-name="T19">(_Dialog)</text:span></text:p><text:p><text:span text:style-name="T19"><text:s text:c="8"/></text:span><text:span text:style-name="T23">-- Funktion entsprechend der Antwort aufrufen.</text:span></text:p><text:p><text:span text:style-name="T19"><text:s text:c="8"/></text:span><text:span text:style-name="T18">local</text:span><text:span text:style-name="T19"> Selected </text:span><text:span text:style-name="T21">=</text:span><text:span text:style-name="T19"> _Dialog:GetPage(</text:span><text:span text:style-name="T22">"Selection"</text:span><text:span text:style-name="T19">):GetSelected();</text:span></text:p><text:p><text:span text:style-name="T19"><text:s text:c="8"/></text:span><text:span text:style-name="T18">if</text:span><text:span text:style-name="T19"> Selected </text:span><text:span text:style-name="T21">==</text:span><text:span text:style-name="T19"> </text:span><text:span text:style-name="T21">1</text:span><text:span text:style-name="T19"> </text:span><text:span text:style-name="T18">then</text:span></text:p><text:p><text:span text:style-name="T19"><text:s text:c="12"/></text:span><text:span text:style-name="T19">SetupEconomyOffers();</text:span></text:p><text:p><text:span text:style-name="T19"><text:s text:c="8"/></text:span><text:span text:style-name="T18">elseif</text:span><text:span text:style-name="T19"> Selected </text:span><text:span text:style-name="T21">==</text:span><text:span text:style-name="T19"> </text:span><text:span text:style-name="T21">2</text:span><text:span text:style-name="T19"> </text:span><text:span text:style-name="T18">then</text:span></text:p><text:p><text:span text:style-name="T19"><text:s text:c="12"/></text:span><text:span text:style-name="T19">SetupMilitaryOffers();</text:span></text:p><text:p><text:span text:style-name="T19"><text:s text:c="8"/></text:span><text:span text:style-name="T18">end</text:span></text:p><text:p><text:span text:style-name="T19"><text:s text:c="4"/></text:span><text:span text:style-name="T18">end</text:span></text:p><text:p><text:span text:style-name="T19"><text:s text:c="4"/></text:span><text:span text:style-name="T19">API.StartDialog(Dialog, _Name, _PlayerID);</text:span></text:p><text:p><text:span text:style-name="T18">end</text:span></text:p></draw:text-box></draw:frame>Später hängst Du den Dialog z.B. über einen Reward an einen Auftrag.</text:p>
      <text:p text:style-name="P21"><draw:frame text:anchor-type="paragraph" draw:z-index="11" draw:name="Textrahmen 13" draw:style-name="gr1" draw:text-style-name="P36" svg:width="16.961cm" svg:height="0.392cm" svg:x="0.046cm" svg:y="-0.161cm"><draw:text-box><text:p><text:span text:style-name="T16">Reward_Dialog(</text:span><text:span text:style-name="T17">"SelectGoods"</text:span><text:span text:style-name="T16">, </text:span><text:span text:style-name="T17">"SelectDesiredTradeGoods"</text:span><text:span text:style-name="T16">)</text:span></text:p></draw:text-box></draw:frame>Sobald der Auftrag erfüllt wird, startet der Dialog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Fett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ucida Sans" svg:font-family="'Lucida Sans'" style:font-family-generic="swiss"/>
    <style:font-face style:name="Lucida Sans Typewriter" svg:font-family="'Lucida Sans Typewriter'" style:font-family-generic="modern" style:font-pitch="fixed"/>
    <style:font-face style:name="Lucida Sans Typewriter1" svg:font-family="'Lucida Sans Typewriter'" style:font-family-generic="moder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>
        <style:tab-stops/>
      </style:paragraph-properties>
      <style:text-properties style:font-name="Liberation Serif3" fo:font-family="'Liberation Serif'" style:font-style-name="Standar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Liberation Serif2" fo:font-family="'Liberation Serif'" style:font-style-name="Fett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2" fo:font-family="'Liberation Serif'" style:font-style-name="Fett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officeooo:rsid="00196137" officeooo:paragraph-rsid="00196137"/>
    </style:style>
    <style:style style:name="MT1" style:family="text">
      <style:text-properties officeooo:rsid="0064f6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ialog System</text:span>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11:00:07.597000000</meta:creation-date>
    <dc:date>2022-12-22T12:36:00.580000000</dc:date>
    <meta:editing-duration>PT11H19M2S</meta:editing-duration>
    <meta:editing-cycles>111</meta:editing-cycles>
    <meta:generator>LibreOffice/7.4.3.2$Windows_X86_64 LibreOffice_project/1048a8393ae2eeec98dff31b5c133c5f1d08b890</meta:generator>
    <meta:document-statistic meta:table-count="0" meta:image-count="0" meta:object-count="0" meta:page-count="6" meta:paragraph-count="73" meta:word-count="560" meta:character-count="3797" meta:non-whitespace-character-count="3312"/>
  </office:meta>
</office:document-meta>
</file>